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-segment Path Specifications</text:p>
      <text:p text:style-name="P2">Wyatt Newman</text:p>
      <text:p text:style-name="P2">February, 2015</text:p>
      <text:p text:style-name="P2"/>
      <text:p text:style-name="P3">A simple path description may be specified as a polyline: a sequence of connected line segments. <text:s/>In such a description, vertices of the polyline correspond to discontinuities of heading. <text:s/>Since a real robot has inertia, instantaneous change in heading is impossible. <text:s/>To follow such a path, the robot must start each line segment from rest, then come to a full stop at each vertex. <text:s/>At a vertex, the robot must spin in place, ramping the angular velocity up from and back down to zero. <text:s/>This initiates translational velocity ramping for the next line segment. <text:s/>This can be a reasonable strategy. <text:s/>With reference to the 2nd floor of Glennan, starting in front of the elevator and headed towards the lab door, the first path segment may proceed forward, come to a full halt approximately 2m in front of the lab door, spin in place by -90 deg, then proceed down the long hall. <text:s/></text:p>
      <text:p text:style-name="P3"/>
      <text:p text:style-name="P3">A faster trajectory would avoid coming to a complete halt. <text:s/>Instead, a line segment may blend into a circular arc, and hence to another line segment. <text:s/>This would allow continuous motion by rounding the corner of the polyline. <text:s/></text:p>
      <text:p text:style-name="P3"/>
      <text:p text:style-name="P3">Although more general path segments can be considered, adequate paths can be constructed with just these three segment types: line segments, circular arcs and spin-in-place rotations. <text:s/></text:p>
      <text:p text:style-name="P3"/>
      <text:p text:style-name="P3"><text:s/>e.g. making forward progress, coming to a full halt rotating -90 de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5-02-02T22:51:00</meta:creation-date>
    <dc:date>2015-02-02T23:12:28</dc:date>
    <dc:creator>Wyatt Newman</dc:creator>
    <meta:editing-duration>PT20M30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7" meta:word-count="235" meta:character-count="1416" meta:non-whitespace-character-count="1172"/>
  </office:meta>
</office:document-meta>
</file>